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17.1654in"/>
    </style:style>
    <style:style style:name="co5" style:family="table-column">
      <style:table-column-properties fo:break-before="auto" style:column-width="7.20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0.50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b4c7dc" style:text-align-source="fix" style:repeat-content="false" fo:wrap-option="wrap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chunk_size</text:p>
          </table:table-cell>
          <table:table-cell office:value-type="string" calcext:value-type="string">
            <text:p>chunk_overlap</text:p>
          </table:table-cell>
          <table:table-cell table:style-name="ce1" office:value-type="string" calcext:value-type="string">
            <text:p>k</text:p>
          </table:table-cell>
          <table:table-cell office:value-type="string" calcext:value-type="string">
            <text:p>Documents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O / X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Number of retrieved documents: 4</text:p>
            <text:p>Document 1: 표 3.6.1 차도부분의 바닥판의 최소두께(mm)</text:p>
            <text:p/>
            <text:p>\begin{tabular}{c|c|c}</text:p>
            <text:p>\hline \multirow{2}{*}{ 판의 구분 } &amp; \multicolumn{2}{|c}{ 바닥판 지간의 방향 } \\</text:p>
            <text:p>\cline { 1 - 3 } &amp; 차량 진행방향에 직각 &amp; 차량 진행방향에 평행 \\</text:p>
            <text:p>\hline 단순판 &amp; $40 L+130$ &amp; $65 L+150$ \\</text:p>
            <text:p>\hline 연속판 &amp; $30 L+130$ &amp; $50 L+150$ \\</text:p>
            <text:p>\hline 캔틸레버판 &amp; $0&lt;L \leq 0.25 \quad 280 L+180$ &amp; \\</text:p>
            <text:p>\hline</text:p>
            <text:p>\end{tabular}</text:p>
            <text:p/>
            <text:p>여기서,</text:p>
            <text:p/>
            <text:p>$L$ : 3.6.1.3에 규정된 하중에 대한 바닥판의 지간 $(\mathrm{m})$</text:p>
            <text:p/>
            <text:p>한편, 캔틸레버판의 최소두께는 그림 3.6.4에 표시한 것과 같이 재는 것으로 한다.</text:p>
            <text:p/>
            <text:p>Document 2: 여기서,</text:p>
            <text:p/>
            <text:p>$$</text:p>
            <text:p>L: \text { 바닥판의 지간 }(\mathrm{m})</text:p>
            <text:p>$$</text:p>
            <text:p/>
            <text:p>(3) 주철근이 차량진행방향에 직각인 경우 캔털레버부를 제외한 구간에서는 위에서 계산된 배력철근을 바닥판 지간 중앙부의 $1 / 2$ 구간에 배근하며 나머지 구간에 는 계산된 배럭철근량의 $50 \%$ 이상만 배근하여도 좋다.</text:p>
            <text:p/>
            <text:p>(4) 배근되는 배력철근량은 온도 및 건조수축에 대한 철근량 이상이어야 한다. 이때 바닥판 단면에 대한 온도 및 건조수축 철근량의 비는 $0.2 \%$ 이다.</text:p>
            <text:p/>
            <text:p>\subsection*{3.6.1.5 바닥판의 최소두께}</text:p>
            <text:p/>
            <text:p>(1) 차도부분 바닥판의 최소두께는 표 3.6.1로부터 얻어지는 값과 $220 \mathrm{~mm}$ 중에서 큰 값으로 한다.</text:p>
            <text:p/>
            <text:p>표 3.6.1 차도부분의 바닥판의 최소두께(mm)</text:p>
            <text:p/>
            <text:p>Document 3: 그림 3.6.3 사교의 바닥판의 지간</text:p>
            <text:p/>
            <text:p>\subsection*{3.6.1.4 바닥판의 설계휨모멘트}</text:p>
            <text:p/>
            <text:p>(1) 단순판 및 연속판</text:p>
            <text:p/>
            <text:p>바닥판의 단위폭 $(1 \mathrm{~m})$ 에 대한 활하중 휨모멘트의 크기는 주철근의 방향과 차량의 진행방향에 따라 두 가지의 방법으로 간략식을 이용하여 계산할 수 있다. 단 차량 바퀴의 접지면적을 고려한 정밀해석방법으로 결정한 경우는 예외로 한다. 정밀해석 시 요구되는 차량바퀴의 접지면적은 2.1.3의 규정에 따른다.</text:p>
            <text:p/>
            <text:p>Document 4: $L$ : 3.6.1.3에 규정된 하중에 대한 바닥판의 지간 $(\mathrm{m})$</text:p>
            <text:p/>
            <text:p>한편, 캔틸레버판의 최소두께는 그림 3.6.4에 표시한 것과 같이 재는 것으로 한다.</text:p>
            <text:p/>
            <text:p>![](https://cdn.mathpix.com/cropped/2024_07_04_bf78641c8e3a5454d180g-06.jpg?height=457&amp;width=740&amp;top_left_y=1576&amp;top_left_x=224)</text:p>
            <text:p/>
            <text:p>(a) 주철근이 차량방향에 직각인 경우</text:p>
            <text:p/>
            <text:p>![](https://cdn.mathpix.com/cropped/2024_07_04_bf78641c8e3a5454d180g-06.jpg?height=426&amp;width=808&amp;top_left_y=1609&amp;top_left_x=1024)</text:p>
            <text:p/>
            <text:p>(b) 주철근이 차량방향에 평행인 경우</text:p>
            <text:p/>
            <text:p>\section*{그림 3.6.4 캔틸레버판의 최소두께}</text:p>
            <text:p/>
            <text:p>여기서,</text:p>
            <text:p/>
            <text:p>$L$ : 트럭하중에 대한 켠털레버판의 지간 $(\mathrm{m})$</text:p>
          </table:table-cell>
          <table:table-cell table:style-name="ce3" office:value-type="string" calcext:value-type="string">
            <text:p><text:span text:style-name="T1">Answer:</text:span></text:p>
            <text:p><text:span text:style-name="T1">연속판이고 바닥판 지간의 방향이 차량 진행방향에 직각일 때, 바닥판의 최소두께를 계산하기 위해서는 주어진 표 3.6.1을 참고합니다.</text:span></text:p>
            <text:p><text:span text:style-name="T1"/></text:p>
            <text:p><text:span text:style-name="T1">표 3.6.1에 따르면, 연속판의 경우 바닥판 지간의 방향이 차량 진행방향에 직각일 때 최소두께는 다음과 같이 주어집니다:</text:span></text:p>
            <text:p><text:span text:style-name="T1"/></text:p>
            <text:p><text:span text:style-name="T1">\[ \text{최소두께} = 30L + 130 \]</text:span></text:p>
            <text:p><text:span text:style-name="T1"/></text:p>
            <text:p><text:span text:style-name="T1">여기서 \( L \)은 바닥판의 지간으로, 주어진 값은 2.244m입니다.</text:span></text:p>
            <text:p><text:span text:style-name="T1"/></text:p>
            <text:p><text:span text:style-name="T1">따라서 계산은 다음과 같습니다:</text:span></text:p>
            <text:p><text:span text:style-name="T1"/></text:p>
            <text:p><text:span text:style-name="T1">\[ \text{최소두께} = 30 \times 2.244 + 130 \]</text:span></text:p>
            <text:p><text:span text:style-name="T1"/></text:p>
            <text:p><text:span text:style-name="T1">계산을 진행하면:</text:span></text:p>
            <text:p><text:span text:style-name="T1"/></text:p>
            <text:p><text:span text:style-name="T1">\[ \text{최소두께} = 67.32 + 130 \]</text:span></text:p>
            <text:p><text:span text:style-name="T1">\[ \text{최소두께} = 197.32 \text{ mm} \]</text:span></text:p>
            <text:p><text:span text:style-name="T1"/></text:p>
            <text:p><text:span text:style-name="T1">하지만, 표 3.6.1.5에 따르면 차도부분 바닥판의 최소두께는 표 3.6.1로부터 얻어지는 값과 220mm 중에서 큰 값으로 한다고 명시되어 있습니다.</text:span></text:p>
            <text:p><text:span text:style-name="T1"/></text:p>
            <text:p><text:span text:style-name="T1">따라서 최종적으로,</text:span></text:p>
            <text:p><text:span text:style-name="T1"/></text:p>
            <text:p><text:span text:style-name="T1">\[ \text{최소두께} = 220 \text{ mm} \]</text:span></text:p>
            <text:p><text:span text:style-name="T1"/></text:p>
            <text:p><text:span text:style-name="T1">따라서, 연속판이고 바닥판 지간의 방향이 차량 진행방향에 직각일 때, 바닥판의 최소두께는 220mm입니다.</text:span>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08T14:22:12.469308380</meta:creation-date>
    <dc:date>2024-07-08T14:33:23.213754857</dc:date>
    <meta:editing-duration>PT1M</meta:editing-duration>
    <meta:editing-cycles>1</meta:editing-cycles>
    <meta:document-statistic meta:table-count="1" meta:cell-count="13" meta:object-count="0"/>
    <meta:generator>LibreOffice/6.4.7.2$Linux_X86_64 LibreOffice_project/40$Build-2</meta:generator>
  </office:meta>
</office:document-meta>
</file>